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_(EH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Progress_check_(IID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3</text:p>
          </table:table-cell>
          <table:table-cell office:value-type="float" office:value="57.5" table:style-name="ce1">
            <text:p>57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0=01=1=110101=1==110=====11000==10======1==1011111==1==0=010=1=1=1===00011=1==1010=00=1=011=1==1=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1</text:p>
          </table:table-cell>
          <table:table-cell office:value-type="float" office:value="42.5" table:style-name="ce1">
            <text:p>42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=01=10=0=001010=0==001=====00111==01======0==0100000==0==1=101=0=0=0===11100=0==0101=11=0=100=0==0=</text:p>
          </table:table-cell>
          <table:table-cell office:value-type="string" table:style-name="ce1">
            <text:p>...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Unstoppable_paw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0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5</text:p>
          </table:table-cell>
          <table:table-cell office:value-type="float" office:value="31.5" table:style-name="ce1">
            <text:p>31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1=1==0=1=1====1=01=0==1=1=0=01011=1111=01=10===1==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3</text:p>
          </table:table-cell>
          <table:table-cell office:value-type="float" office:value="20.5" table:style-name="ce1">
            <text:p>20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=00=0==1=0=0====0=10=1==0=0=1=10100=0000=10=01===0==</text:p>
          </table:table-cell>
          <table:table-cell office:value-type="string" table:style-name="ce1">
            <text:p>...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Progress_check_(DepthEx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2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110==0=11==11=0111=</text:p>
          </table:table-cell>
          <table:table-cell office:value-type="string" table:style-name="ce1">
            <text:p>0===1=0===0====1010=1</text:p>
          </table:table-cell>
          <table:table-cell office:value-type="string" table:style-name="ce1">
            <text:p>=01==11===0==11====1=</text:p>
          </table:table-cell>
          <table:table-cell office:value-type="float" office:value="1086.2" table:style-name="ce1">
            <text:p>1086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01001==1=00==00=1000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=11=0=0==1==111=11</text:p>
          </table:table-cell>
          <table:table-cell office:value-type="string" table:style-name="ce1">
            <text:p>1111=101==0==1=1110=0</text:p>
          </table:table-cell>
          <table:table-cell office:value-type="float" office:value="1027.2" table:style-name="ce1">
            <text:p>1027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28</text:p>
          </table:table-cell>
          <table:table-cell office:value-type="float" office:value="29.5" table:style-name="ce1">
            <text:p>29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1===0=1===1====0101=0</text:p>
          </table:table-cell>
          <table:table-cell office:value-type="string" table:style-name="ce1">
            <text:p>0===00=1=1==0==000=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01011=0===11==0===</text:p>
          </table:table-cell>
          <table:table-cell office:value-type="float" office:value="934.25" table:style-name="ce1">
            <text:p>934.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25</text:p>
          </table:table-cell>
          <table:table-cell office:value-type="float" office:value="25.5" table:style-name="ce1">
            <text:p>25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=10==00===1==00====0=</text:p>
          </table:table-cell>
          <table:table-cell office:value-type="string" table:style-name="ce1">
            <text:p>0000=010==1==0=0001=1</text:p>
          </table:table-cell>
          <table:table-cell office:value-type="string" table:style-name="ce1">
            <text:p>=0=10100=1===00==1===</text:p>
          </table:table-cell>
          <table:table-cell office:value-type="string" table:style-name="ce1">
            <text:p>...</text:p>
          </table:table-cell>
          <table:table-cell office:value-type="float" office:value="848.75" table:style-name="ce1">
            <text:p>848.75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Progress_check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001=0==10=1=1=001=01=100=0=0==0======0=0=1==01==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7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==0110=1==01=0=0=110=10=011=1=1==1======1=1=0==10==</text:p>
          </table:table-cell>
          <table:table-cell office:value-type="string" table:style-name="ce1">
            <text:p>...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Razor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49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185.5" table:style-name="ce1">
            <text:p>18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110===1=11=11=0==01=1=100=10=01====1=1=1101=0=1=1010======1111001=100=01=0111101==0==011==1111==00=110=10=11==0=1==1=1=0111===001101==0====1=0=00011011=1=110====</text:p>
          </table:table-cell>
          <table:table-cell office:value-type="string" table:style-name="ce1">
            <text:p>10=0=11=====01==100==000=1===1010111=001===0=11011===0=11===0=1===11===1=0=111011=1====00=1=0==1==11110==111=0===0==1=0101===11=0=0110=01110=1=1=0==11==1=0001101110</text:p>
          </table:table-cell>
          <table:table-cell office:value-type="float" office:value="28431" table:style-name="ce1">
            <text:p>2843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0</text:p>
          </table:table-cell>
          <table:table-cell office:value-type="float" office:value="155.5" table:style-name="ce1">
            <text:p>15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=1=001===0=00=00=1==10=0=011=01=10====0=0=0010=1=0=0101======0000110=011=10=1000010==1==100==0000==11=001=01=00==1=0==0=0=1000===110010==1====0=1=11100100=0=001=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001=1=1=0=0===01=0=01=0=1=010=======01111101010==10001=01110=1=000110=0=110===101=1=1001=11=1101010=1=1===0=1000111101====001====101010==0==01==011=0==0=01==1=11=</text:p>
          </table:table-cell>
          <table:table-cell office:value-type="float" office:value="25912" table:style-name="ce1">
            <text:p>2591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1</text:p>
          </table:table-cell>
          <table:table-cell office:value-type="float" office:value="151" table:style-name="ce1">
            <text:p>151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01=1=00=====10==011==111=0===0101000=110===1=00100===1=00===1=0===00===0=1=000100=0====11=0=1==0==00001==000=1===1==0=1010===00=1=1001=10001=0=0=1==00==0=1110010001</text:p>
          </table:table-cell>
          <table:table-cell office:value-type="string" table:style-name="ce1">
            <text:p>1=110=0=0=1=1===10=1=10=1=0=101=======10000010101==01110=10001=0=111001=1=001===010=0=0110=00=0010101=0=0===1=0111000010====110====010101==1==10==100=1==1=10==0=00=</text:p>
          </table:table-cell>
          <table:table-cell office:value-type="string" table:style-name="ce1">
            <text:p>...</text:p>
          </table:table-cell>
          <table:table-cell office:value-type="float" office:value="25640" table:style-name="ce1">
            <text:p>256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gainst_the_World_-_Blitz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ournament 1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? games played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Against_the_World_-_Tournament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5</text:p>
          </table:table-cell>
          <table:table-cell table:style-name="ce1"/>
          <table:table-cell office:value-type="string" table:style-name="ce1">
            <text:p>Tournament 40/40</text:p>
          </table:table-cell>
          <table:table-cell office:value-type="string" table:style-name="ce1">
            <text:p>21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lux 2.2</text:p>
          </table:table-cell>
          <table:table-cell office:value-type="float" office:value="47.5" table:style-name="ce1">
            <text:p>47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==011=10=1</text:p>
          </table:table-cell>
          <table:table-cell office:value-type="string" table:style-name="ce2">
            <text:p>1===1==011</text:p>
          </table:table-cell>
          <table:table-cell office:value-type="string" table:style-name="ce2">
            <text:p>=1=1=1=11</text:p>
          </table:table-cell>
          <table:table-cell office:value-type="string" table:style-name="ce2">
            <text:p>11=1111111</text:p>
          </table:table-cell>
          <table:table-cell office:value-type="string" table:style-name="ce2">
            <text:p>11=1111=11</text:p>
          </table:table-cell>
          <table:table-cell office:value-type="string" table:style-name="ce2">
            <text:p>111=111111</text:p>
          </table:table-cell>
          <table:table-cell office:value-type="float" office:value="1162.2" table:style-name="ce1">
            <text:p>1162.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numChess 2.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=100=01=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11101=01</text:p>
          </table:table-cell>
          <table:table-cell office:value-type="string" table:style-name="ce2">
            <text:p>1=00=10110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1111=11111</text:p>
          </table:table-cell>
          <table:table-cell office:value-type="string" table:style-name="ce2">
            <text:p>1111111111</text:p>
          </table:table-cell>
          <table:table-cell office:value-type="float" office:value="1023.5" table:style-name="ce1">
            <text:p>1023.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ediocre 0.34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===0==100</text:p>
          </table:table-cell>
          <table:table-cell office:value-type="string" table:style-name="ce2">
            <text:p>1000010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000110=</text:p>
          </table:table-cell>
          <table:table-cell office:value-type="string" table:style-name="ce2">
            <text:p>0111111111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01=1111111</text:p>
          </table:table-cell>
          <table:table-cell office:value-type="float" office:value="891.75" table:style-name="ce1">
            <text:p>891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f 1.09</text:p>
          </table:table-cell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0=0=0=100</text:p>
          </table:table-cell>
          <table:table-cell office:value-type="string" table:style-name="ce2">
            <text:p>0=11=01001</text:p>
          </table:table-cell>
          <table:table-cell office:value-type="string" table:style-name="ce2">
            <text:p>000111001=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111=111</text:p>
          </table:table-cell>
          <table:table-cell office:value-type="string" table:style-name="ce2">
            <text:p>=011111111</text:p>
          </table:table-cell>
          <table:table-cell office:value-type="string" table:style-name="ce2">
            <text:p>111=110111</text:p>
          </table:table-cell>
          <table:table-cell office:value-type="float" office:value="888.25" table:style-name="ce1">
            <text:p>888.2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29</text:p>
          </table:table-cell>
          <table:table-cell office:value-type="float" office:value="13.5" table:style-name="ce1">
            <text:p>13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00000000</text:p>
          </table:table-cell>
          <table:table-cell office:value-type="string" table:style-name="ce2">
            <text:p>000000=00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0===1==01</text:p>
          </table:table-cell>
          <table:table-cell office:value-type="string" table:style-name="ce2">
            <text:p>==1=1=1=1=</text:p>
          </table:table-cell>
          <table:table-cell office:value-type="float" office:value="225.75" table:style-name="ce1">
            <text:p>225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0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=00</text:p>
          </table:table-cell>
          <table:table-cell office:value-type="string" table:style-name="ce2">
            <text:p>0000=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=100000000</text:p>
          </table:table-cell>
          <table:table-cell office:value-type="string" table:style-name="ce2">
            <text:p>11===0=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=10=1=00</text:p>
          </table:table-cell>
          <table:table-cell office:value-type="float" office:value="256.75" table:style-name="ce1">
            <text:p>256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1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0=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=0000000</text:p>
          </table:table-cell>
          <table:table-cell office:value-type="string" table:style-name="ce2">
            <text:p>000=001000</text:p>
          </table:table-cell>
          <table:table-cell office:value-type="string" table:style-name="ce2">
            <text:p>==0=0=0=0=</text:p>
          </table:table-cell>
          <table:table-cell office:value-type="string" table:style-name="ce2">
            <text:p>10=01=0=11</text:p>
          </table:table-cell>
          <table:table-cell office:value-type="string" table:style-name="ce2">
            <text:p>...</text:p>
          </table:table-cell>
          <table:table-cell office:value-type="float" office:value="254.25" table:style-name="ce1">
            <text:p>254.25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6-08T21:27:34Z</dc:date>
  </office:meta>
</office:document-meta>
</file>